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048107" officeooo:paragraph-rsid="00048107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none" officeooo:rsid="00048107" officeooo:paragraph-rsid="00048107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none" officeooo:rsid="0005eb18" officeooo:paragraph-rsid="0005eb18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none" officeooo:rsid="00098667" officeooo:paragraph-rsid="00098667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officeooo:rsid="000ae860" officeooo:paragraph-rsid="000ae860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none" officeooo:rsid="000e2d40" officeooo:paragraph-rsid="000e2d40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officeooo:rsid="0010c020" officeooo:paragraph-rsid="0010c020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none" officeooo:rsid="0012be71" officeooo:paragraph-rsid="0012be71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none" officeooo:rsid="00130e1b" officeooo:paragraph-rsid="00130e1b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none" officeooo:rsid="00133a92" officeooo:paragraph-rsid="00133a92"/>
    </style:style>
    <style:style style:name="P11" style:family="paragraph" style:parent-style-name="Standard">
      <style:paragraph-properties fo:text-align="start" style:justify-single-word="false"/>
      <style:text-properties style:font-name="Arial" style:text-underline-style="none" officeooo:rsid="00136ef7" officeooo:paragraph-rsid="00136ef7"/>
    </style:style>
    <style:style style:name="P12" style:family="paragraph" style:parent-style-name="Standard">
      <style:paragraph-properties fo:text-align="start" style:justify-single-word="false"/>
      <style:text-properties style:font-name="Arial" style:text-underline-style="none" officeooo:rsid="00136ef7" officeooo:paragraph-rsid="0014057d"/>
    </style:style>
    <style:style style:name="P13" style:family="paragraph" style:parent-style-name="Standard">
      <style:paragraph-properties fo:text-align="start" style:justify-single-word="false"/>
      <style:text-properties style:font-name="Arial" style:text-underline-style="none" officeooo:rsid="0014057d" officeooo:paragraph-rsid="0014057d"/>
    </style:style>
    <style:style style:name="P14" style:family="paragraph" style:parent-style-name="Standard">
      <style:paragraph-properties fo:text-align="start" style:justify-single-word="false"/>
      <style:text-properties style:font-name="Arial" style:text-underline-style="none" officeooo:rsid="00157adf" officeooo:paragraph-rsid="00157adf"/>
    </style:style>
    <style:style style:name="P15" style:family="paragraph" style:parent-style-name="Standard">
      <style:paragraph-properties fo:text-align="start" style:justify-single-word="false"/>
      <style:text-properties style:font-name="Arial" style:text-underline-style="none" officeooo:rsid="001878f0" officeooo:paragraph-rsid="001878f0"/>
    </style:style>
    <style:style style:name="P16" style:family="paragraph" style:parent-style-name="Standard">
      <style:paragraph-properties fo:text-align="start" style:justify-single-word="false"/>
      <style:text-properties style:font-name="Arial" style:text-underline-style="none" officeooo:rsid="001b4be9" officeooo:paragraph-rsid="001b4be9"/>
    </style:style>
    <style:style style:name="P17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48107" officeooo:paragraph-rsid="00048107"/>
    </style:style>
    <style:style style:name="P18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048107" officeooo:paragraph-rsid="00048107"/>
    </style:style>
    <style:style style:name="P19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0e2d40" officeooo:paragraph-rsid="000e2d40"/>
    </style:style>
    <style:style style:name="P20" style:family="paragraph" style:parent-style-name="Standard">
      <style:paragraph-properties fo:text-align="start" style:justify-single-word="false" fo:break-before="page"/>
      <style:text-properties fo:color="#c9211e" loext:opacity="100%" style:font-name="Arial" style:text-underline-style="none" officeooo:rsid="0014057d" officeooo:paragraph-rsid="0014057d"/>
    </style:style>
    <style:style style:name="P21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1b4be9" officeooo:paragraph-rsid="001b4be9"/>
    </style:style>
    <style:style style:name="T1" style:family="text">
      <style:text-properties officeooo:rsid="0005eb18"/>
    </style:style>
    <style:style style:name="T2" style:family="text">
      <style:text-properties officeooo:rsid="0007c9e3"/>
    </style:style>
    <style:style style:name="T3" style:family="text">
      <style:text-properties officeooo:rsid="000c7f88"/>
    </style:style>
    <style:style style:name="T4" style:family="text">
      <style:text-properties officeooo:rsid="00130e1b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161582"/>
    </style:style>
    <style:style style:name="T7" style:family="text">
      <style:text-properties style:text-position="super 58%" officeooo:rsid="0017bb0f"/>
    </style:style>
    <style:style style:name="T8" style:family="text">
      <style:text-properties style:text-position="0% 100%"/>
    </style:style>
    <style:style style:name="T9" style:family="text">
      <style:text-properties officeooo:rsid="00161582"/>
    </style:style>
    <style:style style:name="T10" style:family="text">
      <style:text-properties officeooo:rsid="0017bb0f"/>
    </style:style>
    <style:style style:name="T11" style:family="text">
      <style:text-properties officeooo:rsid="001cc2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ompte rendu de réunion</text:p>
      <text:p text:style-name="P1"/>
      <text:p text:style-name="P18">1. <text:span text:style-name="T1">Rôles et spécificités</text:span></text:p>
      <text:p text:style-name="P2"/>
      <text:p text:style-name="P3">1.1) Rôles</text:p>
      <text:p text:style-name="P3"/>
      <text:p text:style-name="P3">⇒ Résumé claire des échanges</text:p>
      <text:p text:style-name="P3">⇒ Résumé précis des décisions</text:p>
      <text:p text:style-name="P3"><text:tab/>⇒ Force de loi de certaine réunions</text:p>
      <text:p text:style-name="P3">⇒ Résumé de l’essentiel des actions engagées</text:p>
      <text:p text:style-name="P3">⇒ Archive</text:p>
      <text:p text:style-name="P3"><text:tab/><text:span text:style-name="T2">⇒ Personne remplacée, historique, audit</text:span></text:p>
      <text:p text:style-name="P3"/>
      <text:p text:style-name="P4">1.2) Spécificités</text:p>
      <text:p text:style-name="P4"/>
      <text:p text:style-name="P5">⇒ Diffusion rapide</text:p>
      <text:p text:style-name="P5">⇒ Répartition des rôles très claire</text:p>
      <text:p text:style-name="P5"><text:tab/>⇒ qui ?, quoi exactement ?, pour quand ?</text:p>
      <text:p text:style-name="P5">⇒ <text:span text:style-name="T3">Fidélité, objectivité, neutralité</text:span></text:p>
      <text:p text:style-name="P5"/>
      <text:p text:style-name="P5"/>
      <text:p text:style-name="P19">2. Contenu et structure</text:p>
      <text:p text:style-name="P6"/>
      <text:p text:style-name="P6">2.1) Identification</text:p>
      <text:p text:style-name="P6"/>
      <text:p text:style-name="P6">⇒ Logo</text:p>
      <text:p text:style-name="P6">⇒ Type de réunion</text:p>
      <text:p text:style-name="P6">⇒ Date, heure, lieu</text:p>
      <text:p text:style-name="P6">⇒ Les présents / absents</text:p>
      <text:p text:style-name="P6">⇒ Points à l’ordre du jour</text:p>
      <text:p text:style-name="P7">⇒ Titre précis</text:p>
      <text:p text:style-name="P7"/>
      <text:p text:style-name="P8">2.2) Plan</text:p>
      <text:p text:style-name="P8"/>
      <text:p text:style-name="P8">⇒ Nom des présents / <text:span text:style-name="T4">absents</text:span></text:p>
      <text:p text:style-name="P8">⇒ Ordre du jour</text:p>
      <text:p text:style-name="P8">⇒ Ouverture de la réunion</text:p>
      <text:p text:style-name="P8">⇒ Sujets</text:p>
      <text:p text:style-name="P8"><text:tab/>⇒ Discussions, décisions / votes</text:p>
      <text:p text:style-name="P9">⇒ Clôture</text:p>
      <text:p text:style-name="P9">⇒ Nom du rédacteur / signature</text:p>
      <text:p text:style-name="P8"/>
      <text:p text:style-name="P10">2.3) Conseils de rédaction</text:p>
      <text:p text:style-name="P10"/>
      <text:p text:style-name="P10">⇒ Grandes lignes</text:p>
      <text:p text:style-name="P10">⇒ Information hiérarchisée</text:p>
      <text:p text:style-name="P10">⇒ Plan repérable</text:p>
      <text:p text:style-name="P10">⇒ Vocabulaire précis selon les destinataires</text:p>
      <text:p text:style-name="P11">⇒ Phrase simples et courtes</text:p>
      <text:p text:style-name="P11">⇒ Présent</text:p>
      <text:p text:style-name="P12">⇒ 3<text:span text:style-name="T5">e</text:span> personne</text:p>
      <text:p text:style-name="P12"/>
      <text:p text:style-name="P20">3. Méthode de travail</text:p>
      <text:p text:style-name="P13"/>
      <text:p text:style-name="P13">⇒ Suffisamment de notes</text:p>
      <text:p text:style-name="P13">⇒ Sélection de l’essentiel</text:p>
      <text:p text:style-name="P13">⇒ Plan d’après l’ordre du jour</text:p>
      <text:p text:style-name="P14">⇒ Rédaction claire</text:p>
      <text:p text:style-name="P14"><text:tab/>⇒ Contenu et expression</text:p>
      <text:p text:style-name="P14">⇒ Présentation claire</text:p>
      <text:p text:style-name="P14">⇒ 3 relectures</text:p>
      <text:p text:style-name="P14"><text:tab/><text:span text:style-name="T9">⇒ 1</text:span><text:span text:style-name="T6">er</text:span><text:span text:style-name="T9"> fois pour le contenu</text:span></text:p>
      <text:p text:style-name="P14"><text:tab/><text:tab/><text:span text:style-name="T9">⇒ Claire et objectif</text:span></text:p>
      <text:p text:style-name="P14"><text:tab/><text:span text:style-name="T9">⇒ 2</text:span><text:span text:style-name="T6">e</text:span><text:span text:style-name="T9"> fois pour l’expression</text:span></text:p>
      <text:p text:style-name="P14"><text:tab/><text:tab/><text:span text:style-name="T9">⇒ Orthographe → Vérificateur </text:span><text:span text:style-name="T10">(Chatgpt éviter les données sensibles)</text:span></text:p>
      <text:p text:style-name="P14"><text:tab/><text:tab/><text:span text:style-name="T9">⇒ Syntaxe → phrase brèves</text:span></text:p>
      <text:p text:style-name="P14"><text:tab/><text:tab/><text:span text:style-name="T9">⇒ Ponctuation </text:span></text:p>
      <text:p text:style-name="P14"><text:tab/><text:tab/><text:span text:style-name="T9">⇒ Vocabulaire précis, varié</text:span></text:p>
      <text:p text:style-name="P14"><text:tab/><text:span text:style-name="T10">⇒ 3</text:span><text:span text:style-name="T7">e</text:span><text:span text:style-name="T10"> fois pour la présentation</text:span></text:p>
      <text:p text:style-name="P14"><text:tab/><text:tab/><text:span text:style-name="T10">⇒ Modèle de document à créer</text:span></text:p>
      <text:p text:style-name="P14"/>
      <text:p text:style-name="P15">⇒ Concision 1 à 3 pages</text:p>
      <text:p text:style-name="P15"/>
      <text:p text:style-name="P15"/>
      <text:p text:style-name="P21">4. Bilan</text:p>
      <text:p text:style-name="P16"/>
      <text:p text:style-name="P16">4.1) Compte rendu efficace</text:p>
      <text:p text:style-name="P16"><text:tab/></text:p>
      <text:p text:style-name="P16"><text:tab/>⇒ Information utile, claire</text:p>
      <text:p text:style-name="P16"><text:tab/>⇒ décision prises consignées</text:p>
      <text:p text:style-name="P16"><text:tab/>⇒ Impartialité</text:p>
      <text:p text:style-name="P16"><text:tab/>⇒ Information mémorisable</text:p>
      <text:p text:style-name="P16"><text:tab/>⇒ <text:span text:style-name="T11">Archive aisément classable</text:span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15:51:59.520771425</meta:creation-date>
    <dc:date>2024-02-05T16:14:31.046450332</dc:date>
    <meta:editing-duration>PT22M21S</meta:editing-duration>
    <meta:editing-cycles>22</meta:editing-cycles>
    <meta:generator>LibreOffice/7.3.7.2$Linux_X86_64 LibreOffice_project/30$Build-2</meta:generator>
    <meta:document-statistic meta:table-count="0" meta:image-count="0" meta:object-count="0" meta:page-count="2" meta:paragraph-count="64" meta:word-count="263" meta:character-count="1512" meta:non-whitespace-character-count="1285"/>
  </office:meta>
</office:document-meta>
</file>